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45cm" fo:min-width="2.1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398cm" fo:min-width="2.0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.9cm" svg:y1="1.6cm" svg:x2="3.9cm" svg:y2="6.8cm">
          <text:p/>
        </draw:line>
        <draw:line draw:style-name="gr1" draw:text-style-name="P1" draw:layer="layout" svg:x1="3.9cm" svg:y1="6.8cm" svg:x2="6.5cm" svg:y2="6.8cm">
          <text:p/>
        </draw:line>
        <draw:line draw:style-name="gr1" draw:text-style-name="P1" draw:layer="layout" svg:x1="6.5cm" svg:y1="1.6cm" svg:x2="6.5cm" svg:y2="6.8cm">
          <text:p/>
        </draw:line>
        <draw:custom-shape draw:style-name="gr2" draw:text-style-name="P3" draw:layer="layout" svg:width="2.6cm" svg:height="0.7cm" svg:x="3.9cm" svg:y="6.1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0.7cm" svg:x="3.9cm" svg:y="5.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0.7cm" svg:x="3.9cm" svg:y="4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0.7cm" svg:x="3.9cm" svg:y="4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0.7cm" svg:x="3.9cm" svg:y="3.3cm">
          <text:p text:style-name="P2">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cm" fo:page-height="8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09:59:04.173845328</meta:creation-date>
    <dc:date>2021-11-10T10:06:52.068996876</dc:date>
    <meta:editing-duration>PT7M48S</meta:editing-duration>
    <meta:editing-cycles>2</meta:editing-cycles>
    <meta:generator>LibreOffice/6.4.7.2$Linux_X86_64 LibreOffice_project/40$Build-2</meta:generator>
    <meta:document-statistic meta:object-count="8"/>
  </office:meta>
</office:document-meta>
</file>